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HandlerImpl.addUserSession( UserSession user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ssionHandlerImpl.createKey( String userID , String produc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HandlerImpl.setConsumerEnvironment( ConsumerEnvironment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HandlerImpl.getUserSession( String producerID , String user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